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itre 3 : Le Shell Bash</text:p>
      <text:p text:style-name="Standard"/>
      <text:p text:style-name="Standard">Exercice 1</text:p>
      <text:p text:style-name="Standard"/>
      <text:p text:style-name="Standard">Objectif :</text:p>
      <text:p text:style-name="Standard"><text:tab/>Se familiariser avec le Shell bash</text:p>
      <text:p text:style-name="Standard"/>
      <text:p text:style-name="Standard">Sénario :</text:p>
      <text:p text:style-name="Standard"/>
      <text:p text:style-name="Standard"><text:tab/>1- Qu'est ce qu'un Shell Linux ?</text:p>
      <text:p text:style-name="Standard"><text:tab/>2- Un utilisateur qui utilise le shell /bin/csh comment peut il utiliser le Shell Bash ?</text:p>
      <text:p text:style-name="Standard"><text:tab/>3- Un Shell est un logiciel qui réalise l'interface entre l'utilisateur et le noyau ? (V /F)</text:p>
      <text:p text:style-name="Standard"><text:tab/>4- Quelle variable contient le nom de Shell de connexion ?</text:p>
      <text:p text:style-name="Standard"><text:tab/>5- Quelle est la variable définissant le contenu du prompt utilisateur</text:p>
      <text:p text:style-name="Standard"/>
      <text:p text:style-name="Standard">1 Interpréteur de commande.</text:p>
      <text:p text:style-name="Standard">2 On peut en utiliser une partie.</text:p>
      <text:p text:style-name="Standard">3 Oui, dialogue avec le noyau</text:p>
      <text:p text:style-name="Standard">4 </text:p>
      <text:p text:style-name="Standard">5 echo $ PA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9T14:03:29</meta:creation-date>
    <dc:date>2012-09-19T14:10:07</dc:date>
    <dc:creator>Compte etudiant</dc:creator>
    <meta:editing-duration>PT26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5" meta:word-count="102" meta:character-count="539" meta:non-whitespace-character-count="445"/>
  </office:meta>
</office:document-meta>
</file>